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6895b" officeooo:paragraph-rsid="0016895b" style:font-size-asian="16pt" style:language-asian="zh" style:country-asian="CN" style:font-size-complex="18.25pt"/>
    </style:style>
    <style:style style:name="P3" style:family="paragraph" style:parent-style-name="Table_20_Contents">
      <style:text-properties fo:font-size="18.25pt" officeooo:rsid="0016895b" officeooo:paragraph-rsid="0016895b" style:font-size-asian="16pt" style:font-size-complex="18.25pt"/>
    </style:style>
    <style:style style:name="T1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替换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function myclick(){</text:p>
            <text:p text:style-name="P3"><text:tab/> var div0dom=document.getElementById("div0");</text:p>
            <text:p text:style-name="P3"><text:s text:c="3"/>//获得div0</text:p>
            <text:p text:style-name="P3"><text:s text:c="3"/>var div1dom=document.getElementById("div1");</text:p>
            <text:p text:style-name="P3"><text:s text:c="3"/>//获得div</text:p>
            <text:p text:style-name="P3"><text:s text:c="3"/>var div3dom=document.getElementById("div3");</text:p>
            <text:p text:style-name="P3"><text:s text:c="3"/><text:span text:style-name="T1">div0dom.replaceChild(div3dom,div1dom)</text:span>;</text:p>
            <text:p text:style-name="P3">}</text:p>
          </table:table-cell>
        </table:table-row>
      </table:table>
      <text:p text:style-name="P2"/>
      <text:p text:style-name="P2"/>
      <text:p text:style-name="P2">克隆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">function myclick(){</text:p>
            <text:p text:style-name="P3"><text:tab/> var div0dom=document.getElementById("div0");</text:p>
            <text:p text:style-name="P3"><text:s text:c="3"/>//获得div0</text:p>
            <text:p text:style-name="P3"><text:s text:c="3"/>var div1dom=document.getElementById("div1");</text:p>
            <text:p text:style-name="P3"><text:s text:c="3"/>//复制一个dom对象</text:p>
            <text:p text:style-name="P3"><text:s text:c="3"/>var cm=div1dom.<text:span text:style-name="T1">cloneNode</text:span>(true);</text:p>
            <text:p text:style-name="P3"><text:s text:c="3"/><text:span text:style-name="T1">div0dom.appendChild(cm);</text:span></text:p>
            <text:p text:style-name="P3"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9S</meta:editing-duration>
    <meta:editing-cycles>4</meta:editing-cycles>
    <meta:generator>LibreOffice/5.3.0.3$Windows_X86_64 LibreOffice_project/7074905676c47b82bbcfbea1aeefc84afe1c50e1</meta:generator>
    <dc:date>2018-07-18T09:09:08.016000000</dc:date>
    <meta:document-statistic meta:table-count="2" meta:image-count="0" meta:object-count="0" meta:page-count="1" meta:paragraph-count="18" meta:word-count="44" meta:character-count="425" meta:non-whitespace-character-count="383"/>
    <meta:user-defined meta:name="Info 1"/>
    <meta:user-defined meta:name="Info 2"/>
    <meta:user-defined meta:name="Info 3"/>
    <meta:user-defined meta:name="Info 4"/>
  </office:meta>
</office:document-meta>
</file>